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2pt" officeooo:rsid="0003f6e3" officeooo:paragraph-rsid="0003f6e3" style:font-size-asian="12pt" style:font-size-complex="12pt"/>
    </style:style>
    <style:style style:name="P2" style:family="paragraph" style:parent-style-name="Standard">
      <style:paragraph-properties fo:text-align="justify" style:justify-single-word="false"/>
      <style:text-properties style:font-name="Times New Roman" fo:font-size="12pt" officeooo:rsid="0003f6e3" officeooo:paragraph-rsid="0003f6e3" style:font-size-asian="12pt" style:font-size-complex="12pt"/>
    </style:style>
    <style:style style:name="P3" style:family="paragraph" style:parent-style-name="Standard">
      <style:paragraph-properties fo:text-align="justify" style:justify-single-word="false"/>
      <style:text-properties style:font-name="Times New Roman" fo:font-size="12pt" officeooo:rsid="000679a4" officeooo:paragraph-rsid="000679a4" style:font-size-asian="12pt" style:font-size-complex="12pt"/>
    </style:style>
    <style:style style:name="P4" style:family="paragraph" style:parent-style-name="Standard">
      <style:paragraph-properties fo:text-align="justify" style:justify-single-word="false"/>
      <style:text-properties style:font-name="Times New Roman" fo:font-size="12pt" officeooo:rsid="00085c55" officeooo:paragraph-rsid="00085c55" style:font-size-asian="12pt" style:font-size-complex="12pt"/>
    </style:style>
    <style:style style:name="T1" style:family="text">
      <style:text-properties officeooo:rsid="000679a4"/>
    </style:style>
    <style:style style:name="T2" style:family="text">
      <style:text-properties officeooo:rsid="00085c5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imado/a Sr./Sra:</text:p>
      <text:p text:style-name="P1"/>
      <text:p text:style-name="P1">En respuesta a la demanda de un programador sin experiencia previa, <text:span text:style-name="T1">según la oferta </text:span><text:a xlink:type="simple" xlink:href="https://www.infojobs.net/zaragoza/contratamos-fp-dam-daw-para-programar-sap/of-ifb149700834952954267712ce90c95" text:style-name="Internet_20_link" text:visited-style-name="Visited_20_Internet_20_Link">publicada en infojobs</text:a>, me dirijo a usted para dejar constancia de mi interés en desarrollar dicha función y de la disponibilidad y deseo de participar en las pruebas de selección para dicha convocatoria.</text:p>
      <text:p text:style-name="P1"/>
      <text:p text:style-name="P3">Como recién titulado en DAM, deseo incorporarme al mundo laboral como programador. Aunque, obviando la formación en los centros de trabajo, carezco de experiencia laboral, sí que siento un gran interés por la informática en general y por la programación en particular. Es por ello que me gustaría aprovechar la demanda que tienen de personal sin experiencia para poder aprender aspectos nuevos en este sector y ampliar los que he obtenido por mo<text:span text:style-name="T2">t</text:span>u proprio. </text:p>
      <text:p text:style-name="P4"/>
      <text:p text:style-name="P4">Además de estos conocimientos informáticos, mi formación universitaria en Ciencia me han dotado de una capacidad de investigación y descubrimiento que me parecen ideales en una empresa con una corte tan marcada de innovación e interés. Es por ello por lo que agradecería concertar con ustedes una entrevista si están interesados para facilitarles cualquier información que encuentren oportuna.</text:p>
      <text:p text:style-name="P4"/>
      <text:p text:style-name="P4">En espera de sus noticias, reciba un cordial saludo,</text:p>
      <text:p text:style-name="P4"/>
      <text:p text:style-name="P4">Javier González Tello</text:p>
      <text:p text:style-name="P4"/>
      <text:p text:style-name="P4"/>
      <text:p text:style-name="P4"/>
      <text:p text:style-name="P4"/>
      <text:p text:style-name="P4">Se adjunta CV.</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2T18:37:15.228000000</meta:creation-date>
    <meta:generator>LibreOffice/5.2.2.2$Windows_X86_64 LibreOffice_project/8f96e87c890bf8fa77463cd4b640a2312823f3ad</meta:generator>
    <dc:date>2016-10-12T20:24:42.565000000</dc:date>
    <meta:editing-duration>PT17M37S</meta:editing-duration>
    <meta:editing-cycles>2</meta:editing-cycles>
    <meta:document-statistic meta:table-count="0" meta:image-count="0" meta:object-count="0" meta:page-count="1" meta:paragraph-count="7" meta:word-count="196" meta:character-count="1243" meta:non-whitespace-character-count="1053"/>
  </office:meta>
</office:document-meta>
</file>